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016in"/>
    </style:style>
    <style:style style:name="co5" style:family="table-column">
      <style:table-column-properties fo:break-before="auto" style:column-width="4.1791in"/>
    </style:style>
    <style:style style:name="co6" style:family="table-column">
      <style:table-column-properties fo:break-before="auto" style:column-width="3.0283in"/>
    </style:style>
    <style:style style:name="co7" style:family="table-column">
      <style:table-column-properties fo:break-before="auto" style:column-width="3.1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idential uses - Ch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ingle-family dwelling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ly owned and operated park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creation center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wimming pools and playground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olice and fire department station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and governmental service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librarie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chools and colleges (excluding colleges or trade schools operated for profit)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parking lot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rivate garage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buildings accessory to the permitted used (including private garages and accessory living quarters)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temporary buildings</text:p>
          </table:table-cell>
        </table:table-row>
        <table:table-row table:style-name="ro1">
          <table:table-cell office:value-type="string" calcext:value-type="string">
            <text:p>R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Two-family dwellings</text:p>
          </table:table-cell>
        </table:table-row>
        <table:table-row table:style-name="ro1">
          <table:table-cell office:value-type="string" calcext:value-type="string">
            <text:p>R-2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R-1</text:p>
          </table:table-cell>
        </table:table-row>
        <table:table-row table:style-name="ro1">
          <table:table-cell office:value-type="string" calcext:value-type="string">
            <text:p>R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ultiple family dwellings, such as apartment houses, boarding houses, condominiums and congregate residences</text:p>
          </table:table-cell>
        </table:table-row>
        <table:table-row table:style-name="ro1">
          <table:table-cell office:value-type="string" calcext:value-type="string">
            <text:p>R-3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R-2</text:p>
          </table:table-cell>
        </table:table-row>
      </table:table>
      <table:table table:name="Commercial - Ch6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inor automotive repair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utomotive motor fuel dispensing faciliti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utomotive self-service motor fuel dispensing faciliti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business servic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financial servic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onvenience and neighborhood commercial centers (excluding wholesale sales)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family and group day care faciliti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librari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ortuary and funeral hom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and governmental servic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olice and fire department station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laces of religious worship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utility station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staurants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light commercial (excluding wholesale sales)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group care facilities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hysical fitness centers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ligious, cultural and fraternal activities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habilitation centers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chool and colleges operated for profit (including commercial, vocational and trade schools)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C-1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musement centers (including bowling alleys, golf driving ranges miniature golf courses, ice rinks, pool and billiard halls, and similar recreational uses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utomotive sales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building material supply sales (wholesale and retail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ultural institutions (such as museums and art galleries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ommunity centers (including wholesale and retail sales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health and medical institutions (such as hospitals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hotels and motels (excluding other residential occupancies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ommercial printing and publishing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taverns and cocktail lounges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indoor theaters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elf-storage warehouses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C-2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ajor automotive repair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ommercial bakeries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gional commercial centers (including wholesale and retail sales)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lastic product design, molding and assembly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mall metal products design, casting, fabricating, and processing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anufacture and finishing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torage yars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wood products manufacturing and finishing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C-3</text:p>
          </table:table-cell>
        </table:table-row>
        <table:table-row table:style-name="ro1">
          <table:table-cell office:value-type="string" calcext:value-type="string">
            <text:p>C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sidential use permitted, except in the story or basement abutting street grade</text:p>
          </table:table-cell>
        </table:table-row>
        <table:table-row table:style-name="ro1">
          <table:table-cell office:value-type="string" calcext:value-type="string">
            <text:p>CR-1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C-1</text:p>
          </table:table-cell>
        </table:table-row>
        <table:table-row table:style-name="ro1">
          <table:table-cell office:value-type="string" calcext:value-type="string">
            <text:p>CR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sidential use permitted, except in the story or basement abutting street grade</text:p>
          </table:table-cell>
        </table:table-row>
        <table:table-row table:style-name="ro1">
          <table:table-cell office:value-type="string" calcext:value-type="string">
            <text:p>CR-2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C-2</text:p>
          </table:table-cell>
        </table:table-row>
      </table:table>
      <table:table table:name="Factory_Industial - Ch7" table:style-name="ta1">
        <table:table-column table:style-name="co3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warehou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search or testing laborato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roduct distribution cen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woodworking sho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uto body sho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furniture assemb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dry cleaning pla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laces of religious worsh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and governmental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achine sho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boat storage yar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tadiums and aren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indoor swap me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brew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liquid fertilizer 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arpet 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onument 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gional recycling ce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FI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uto-dismantling yar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lcohol 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otton g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aper 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quar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alt 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etroleum ref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(and other similar uses)</text:p>
          </table:table-cell>
          <table:table-cell table:number-columns-repeated="2"/>
          <table:table-cell office:value-type="string" calcext:value-type="string">
            <text:p>&lt;&lt;&lt;&lt; These are weasel words</text:p>
          </table:table-cell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FI-2</text:p>
          </table:table-cell>
          <table:table-cell table:number-columns-repeated="3"/>
        </table:table-row>
      </table:table>
      <table:table table:name="Agricultural - Ch4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Open space</text:p>
          </table:table-cell>
        </table:table-row>
        <table:table-row table:style-name="ro1">
          <table:table-cell office:value-type="string" calcext:value-type="string">
            <text:p>A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gricultural Use</text:p>
          </table:table-cell>
        </table:table-row>
        <table:table-row table:style-name="ro1">
          <table:table-cell office:value-type="string" calcext:value-type="string">
            <text:p>A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Dwellings</text:p>
          </table:table-cell>
        </table:table-row>
        <table:table-row table:style-name="ro1">
          <table:table-cell office:value-type="string" calcext:value-type="string">
            <text:p>A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aintenance/storage buildings</text:p>
          </table:table-cell>
        </table:table-row>
        <table:table-row table:style-name="ro1">
          <table:table-cell office:value-type="string" calcext:value-type="string">
            <text:p>A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park land or other similar recreational use, including but not limited to, amusement rides, office buildings, retail buildings and dwellings necessary for the maintenance of the principal us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^^^ That would trip up some human let alone an ML engine.</text:p>
          </table:table-cell>
        </table:table-row>
      </table:table>
      <table:table table:name="Off-Street Parking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his is Table 801.1.2.1 in the 2018 IZ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Number of Parking Spaces Requi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1 per 3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Dwelling unit</text:p>
          </table:table-cell>
          <table:table-cell office:value-type="string" calcext:value-type="string">
            <text:p>2 per dwelling unit</text:p>
          </table:table-cell>
          <table:table-cell office:value-type="string" calcext:value-type="string">
            <text:p>requireParkingSpacesPerUn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 club</text:p>
          </table:table-cell>
          <table:table-cell office:value-type="string" calcext:value-type="string">
            <text:p>1 per 1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Hotel/motel</text:p>
          </table:table-cell>
          <table:table-cell office:value-type="string" calcext:value-type="string">
            <text:p>1 per sleeping unit plus 1 per 500 square feet of common area</text:p>
          </table:table-cell>
          <table:table-cell office:value-type="string" calcext:value-type="string">
            <text:p>requireParkingSpacesPerU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ireParkingSpacesPerUnitType</text:p>
          </table:table-cell>
          <table:table-cell office:value-type="string" calcext:value-type="string">
            <text:p>Sleeping Un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OneParkingSpacePerBuildingAre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OneParkingSpacePerBuildingAreaType</text:p>
          </table:table-cell>
          <table:table-cell office:value-type="string" calcext:value-type="string">
            <text:p>common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1 per 500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Medical office</text:p>
          </table:table-cell>
          <table:table-cell office:value-type="string" calcext:value-type="string">
            <text:p>1 per 2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1 per 3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1 per 1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Retail</text:p>
          </table:table-cell>
          <table:table-cell office:value-type="string" calcext:value-type="string">
            <text:p>1 per 2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1 per 3.5 seats in assembly rooms plus 1 per faculty member</text:p>
          </table:table-cell>
          <table:table-cell office:value-type="string" calcext:value-type="string">
            <text:p>requireParkingSpacesPerUni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quireParkingSpacesPerUnitType</text:p>
          </table:table-cell>
          <table:table-cell office:value-type="string" calcext:value-type="string">
            <text:p>seats in assembly roo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ParkingSpacesPerPer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ireParkingSpacesPerPersonTitle</text:p>
          </table:table-cell>
          <table:table-cell office:value-type="string" calcext:value-type="string">
            <text:p>faculty member</text:p>
          </table:table-cell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1 per 5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13:12:25.297881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1:26:01.119232933</meta:creation-date>
    <dc:date>2022-10-24T13:13:01.080971450</dc:date>
    <meta:editing-duration>PT16H44M51S</meta:editing-duration>
    <meta:editing-cycles>20</meta:editing-cycles>
    <meta:generator>LibreOffice/6.4.7.2$Linux_X86_64 LibreOffice_project/40$Build-2</meta:generator>
    <meta:document-statistic meta:table-count="5" meta:cell-count="364" meta:object-count="0"/>
  </office:meta>
</office:document-meta>
</file>